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paragraph-rsid="0008394b"/>
    </style:style>
    <style:style style:name="T1" style:family="text">
      <style:text-properties officeooo:rsid="000839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other month has passed and it is time to reveal how a programming challenge, codenamed Mu, can be solved. <text:s/>You can still give it a try, although no certificate will be granted. <text:s/>If you want to get certified, a new Codility Certificate task has been prepared for you.</text:span></text:p>
      <text:p text:style-name="P1"><text:span text:style-name="T1">The task was to count the total number of zeroes in a decimal representation of numbers 0, 1, 2, ..., N. <text:s/>The important aspect is that N could be as large as 1010,000. <text:s text:c="2"/>Not all programming languages support such large integers. <text:s text:c="2"/>Therefore, two technical simplifications have been applied:</text:span></text:p>
      <text:p text:style-name="P1"><text:span text:style-name="T1">number N is given as a string containing its decimal representation,</text:span></text:p>
      <text:p text:style-name="P1"><text:span text:style-name="T1">it suffices to calculate the result modulo 1,410,000,017.</text:span></text:p>
      <text:p text:style-name="P1"><text:span text:style-name="T1">1,410,000,017 has appeared in Codility Certificates before, and there is a good reason: it is a prime number which is relatively large but which fits easily into 32-bit signed integers. <text:s/>Therefore, all arithmetical operations can be performed modulo 1,410,000,017 and intermediate values fit into 64-bit arithmetic. <text:s/>That simplifies the technical details a lot.</text:span></text:p>
      <text:p text:style-name="P1"><text:span text:style-name="T1">Brute-force solution</text:span></text:p>
      <text:p text:style-name="P1"><text:span text:style-name="T1">The simplest, and the least efficient, solution enumerates all integers from 0 to N and counts all the zeros that appear in their representations. <text:s text:c="2"/>Here is its implementation in Python:</text:span></text:p>
      <text:p text:style-name="P1"><text:span text:style-name="T1">def number_of_zeros(S):</text:span></text:p>
      <text:p text:style-name="P1"><text:span text:style-name="T1"><text:s text:c="4"/>N = int(S)</text:span></text:p>
      <text:p text:style-name="P1"><text:span text:style-name="T1"><text:s text:c="4"/>a = 0</text:span></text:p>
      <text:p text:style-name="P1"><text:span text:style-name="T1"><text:s text:c="4"/>while N &gt;= 0:</text:span></text:p>
      <text:p text:style-name="P1"><text:span text:style-name="T1"><text:s text:c="8"/>a = a + str(N).count('0')</text:span></text:p>
      <text:p text:style-name="P1"><text:span text:style-name="T1"><text:s text:c="8"/>N = N - 1</text:span></text:p>
      <text:p text:style-name="P1"><text:span text:style-name="T1"><text:s text:c="4"/>return a % 1410000017</text:span></text:p>
      <text:p text:style-name="P1"><text:span text:style-name="T1">Obviously, such a solution works only for small values of N, since it runs in O(N * log N) time. <text:s text:c="2"/>Even if it ran for a year (on a typical PC), it wouldn't calculate the result for N = 1016. <text:s/>Instead of counting zeros one by one, we must count many of them at once.</text:span></text:p>
      <text:p text:style-name="P1"><text:span text:style-name="T1">Optimal solution</text:span></text:p>
      <text:p text:style-name="P1"><text:span text:style-name="T1">Let us assume that we have calculated F = number_of_zeros(N). <text:s/>What is number_of_zeros(10*N+9)? <text:s/>Each counted zero (except the one in number 0) is repeated ten times. <text:s/>Additionally, there are N+1 zeros at the least significant positions. <text:s/>Hence:</text:span></text:p>
      <text:p text:style-name="P1"><text:span text:style-name="T1">number_of_zeros(10*N+9) = 10*(number_of_zeros(N) − 1) + N + 1</text:span></text:p>
      <text:p text:style-name="P1"><text:span text:style-name="T1">How about number_of_zeros(10*N+C) for 0 ≤ C ≤ 9? <text:s/>If Z is the number of zeros in a decimal representation of N, then there are (9−C)*Z fewer zeros. <text:s/>Therefore:</text:span></text:p>
      <text:p text:style-name="P1"><text:span text:style-name="T1">number_of_zeros(10*N+C) = 10*(number_of_zeros(N)−1) + N − (9−C)*Z + 1</text:span></text:p>
      <text:p text:style-name="P1"><text:span text:style-name="T1">Additionally, for N ≤ 9 we have number_of_zeros(N) = 1. <text:s/>This leads to the following algorithm:</text:span></text:p>
      <text:p text:style-name="P1"><text:span text:style-name="T1">def number_of_zeros(S):</text:span></text:p>
      <text:p text:style-name="P1"><text:span text:style-name="T1"><text:s text:c="4"/>P = 1410000017</text:span></text:p>
      <text:p text:style-name="P1"><text:span text:style-name="T1"><text:s text:c="4"/>Z = 0</text:span></text:p>
      <text:p text:style-name="P1"><text:span text:style-name="T1"><text:s text:c="4"/>N = 0</text:span></text:p>
      <text:p text:style-name="P1"><text:span text:style-name="T1"><text:s text:c="4"/>F = 0</text:span></text:p>
      <text:p text:style-name="P1"><text:span text:style-name="T1"><text:s text:c="4"/>for j in xrange(len(S)):</text:span></text:p>
      <text:p text:style-name="P1"><text:span text:style-name="T1"><text:s text:c="8"/>F = (10*F + N + P - Z*(9-int(S[j])) ) % P</text:span></text:p>
      <text:p text:style-name="P1"><text:span text:style-name="T1"><text:s text:c="8"/>if S[j] == '0':</text:span></text:p>
      <text:p text:style-name="P1"><text:span text:style-name="T1"><text:s text:c="12"/>Z += 1</text:span></text:p>
      <text:p text:style-name="P1"><text:span text:style-name="T1"><text:s text:c="8"/>N = (10*N + int(S[j])) % P</text:span></text:p>
      <text:p text:style-name="P1"><text:span text:style-name="T1"><text:s text:c="4"/>return ((1 + F) % P)</text:span></text:p>
      <text:p text:style-name="P1"><text:span text:style-name="T1">The invariant of the for-loop is crucial to show that this algorithm really implements the above recursive equations. <text:s/>The invariant consists of the following conditions:</text:span></text:p>
      <text:p text:style-name="P1"><text:span text:style-name="T1">Z = number of zeros in S[:j],</text:span></text:p>
      <text:p text:style-name="P1"><text:span text:style-name="T1">N = number represented by S[:j] (modulo P),</text:span></text:p>
      <text:p text:style-name="P1"><text:span text:style-name="T1">F = number_of_zeros(S[:j])-1 (modulo P).</text:span></text:p>
      <text:p text:style-name="P1"><text:span text:style-name="T1">Clearly, this algorithm runs in O(log N) time. <text:s/>It is optimal because reading the data itself takes O(log N) time. </text:span></text:p>
      <text:p text:style-name="P1"><text:soft-page-break/><text:span text:style-name="T1">It is important that we process the digits of N from most to least significant. <text:s/>This way, we can maintain variables N and Z, and at each step of the iteration update their values in constant time. <text:s/>Otherwise, we would have to calculate their values from the beginning at each step of the iteration. <text:s/>Since that requires scanning S[:j], it yields O((log N)2) overall time complexity. <text:s/>For N=1010,000 it would mean a minute or two instead of a fraction of a seco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5:23:20.93</meta:creation-date>
    <dc:date>2013-09-06T16:57:21.03</dc:date>
    <meta:editing-duration>PT1H13M48S</meta:editing-duration>
    <meta:editing-cycles>1</meta:editing-cycles>
    <meta:document-statistic meta:table-count="0" meta:image-count="0" meta:object-count="0" meta:page-count="2" meta:paragraph-count="38" meta:word-count="580" meta:character-count="3403" meta:non-whitespace-character-count="2741"/>
    <meta:generator>LibreOffice/4.0.0.3$Windows_x86 LibreOffice_project/7545bee9c2a0782548772a21bc84a9dcc583b89</meta:generator>
  </office:meta>
</office:document-meta>
</file>